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runel-Deck-Semibold" svg:font-family="Brunel-Deck-Semibold, Georgia, serif"/>
    <style:font-face style:name="Georgia" svg:font-family="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23232" fo:font-size="13.5pt" fo:letter-spacing="normal" loext:padding="0cm" loext:border="none"/>
    </style:style>
    <style:style style:name="P2" style:family="paragraph" style:parent-style-name="Text_20_body">
      <style:paragraph-properties fo:margin-left="0cm" fo:margin-right="0cm" fo:margin-top="0cm" fo:margin-bottom="0cm" loext:contextual-spacing="false" fo:text-indent="0cm" style:auto-text-indent="false"/>
      <style:text-properties fo:font-size="13.5pt" loext:padding="0cm" loext:border="none"/>
    </style:style>
    <style:style style:name="P3" style:family="paragraph" style:parent-style-name="Text_20_body">
      <loext:graphic-properties draw:fill="solid" draw:fill-color="#ffffff" draw:opacity="100%"/>
      <style:paragraph-properties fo:margin-left="0cm" fo:margin-right="0cm" fo:margin-top="0cm" fo:margin-bottom="0cm" loext:contextual-spacing="false" fo:line-height="125%" fo:text-align="center" style:justify-single-word="false" fo:orphans="2" fo:widows="2" fo:text-indent="0cm" style:auto-text-indent="false" fo:background-color="#ffffff" fo:padding="0cm" fo:border="none"/>
      <style:text-properties fo:font-variant="normal" fo:text-transform="none" fo:color="#323232" style:font-name="Georgia" fo:font-size="18pt" fo:letter-spacing="normal" fo:font-style="normal" fo:font-weight="normal"/>
    </style:style>
    <style:style style:name="P4"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style>
    <style:style style:name="P5" style:family="paragraph" style:parent-style-name="Text_20_body">
      <loext:graphic-properties draw:fill="solid" draw:fill-color="#ffffff" draw:opacity="100%"/>
      <style:paragraph-properties fo:margin-left="0cm" fo:margin-right="0cm" fo:margin-top="0.794cm" fo:margin-bottom="0cm" loext:contextual-spacing="false" fo:orphans="2" fo:widows="2" fo:text-indent="0cm" style:auto-text-indent="false" fo:background-color="#ffffff" fo:padding="0cm" fo:border="none"/>
      <style:text-properties fo:font-variant="normal" fo:text-transform="none" fo:color="#323232" fo:letter-spacing="normal"/>
    </style:style>
    <style:style style:name="P6" style:family="paragraph" style:parent-style-name="Text_20_body">
      <loext:graphic-properties draw:fill="solid" draw:fill-color="#ffffff" draw:opacity="100%"/>
      <style:paragraph-properties fo:margin-left="0cm" fo:margin-right="0cm" fo:margin-top="0.794cm" fo:margin-bottom="0cm" loext:contextual-spacing="false" fo:orphans="2" fo:widows="2" fo:text-indent="0cm" style:auto-text-indent="false" fo:background-color="#ffffff" fo:padding="0cm" fo:border="none"/>
      <style:text-properties fo:font-variant="normal" fo:text-transform="none" fo:color="#323232" style:font-name="Georgia" fo:font-size="13.5pt" fo:letter-spacing="normal" fo:font-style="normal" fo:font-weight="normal"/>
    </style:style>
    <style:style style:name="P7" style:family="paragraph" style:parent-style-name="Text_20_body">
      <loext:graphic-properties draw:fill="solid" draw:fill-color="#ffffff" draw:opacity="100%"/>
      <style:paragraph-properties fo:margin-left="0cm" fo:margin-right="0cm" fo:margin-top="0.794cm" fo:margin-bottom="0cm" loext:contextual-spacing="false" fo:orphans="2" fo:widows="2" fo:text-indent="0cm" style:auto-text-indent="false" fo:background-color="#ffffff" fo:padding="0cm" fo:border="none"/>
    </style:style>
    <style:style style:name="P8" style:family="paragraph" style:parent-style-name="Text_20_body">
      <loext:graphic-properties draw:fill="solid" draw:fill-color="#ffffff" draw:opacity="100%"/>
      <style:paragraph-properties fo:margin-left="0cm" fo:margin-right="0cm" fo:margin-top="0.794cm" fo:margin-bottom="0cm" loext:contextual-spacing="false" fo:orphans="2" fo:widows="2" fo:text-indent="0cm" style:auto-text-indent="false" fo:background-color="#ffffff" fo:padding="0cm" fo:border="none"/>
      <style:text-properties officeooo:paragraph-rsid="00196bab"/>
    </style:style>
    <style:style style:name="P9" style:family="paragraph" style:parent-style-name="Heading_20_3">
      <style:paragraph-properties fo:margin-left="0cm" fo:margin-right="0cm" fo:margin-top="0cm" fo:margin-bottom="0cm" loext:contextual-spacing="false" fo:text-indent="0cm" style:auto-text-indent="false"/>
    </style:style>
    <style:style style:name="P10" style:family="paragraph" style:parent-style-name="Heading_20_5">
      <style:text-properties fo:font-variant="normal" fo:text-transform="none" fo:color="#323232" style:font-name="Georgia" fo:font-size="13.5pt" fo:font-style="normal" officeooo:paragraph-rsid="00196bab"/>
    </style:style>
    <style:style style:name="T1" style:family="text">
      <style:text-properties fo:font-variant="normal" fo:text-transform="none" fo:color="#1a1a1a" style:font-name="Brunel-Deck-Semibold" fo:font-size="45pt" fo:letter-spacing="normal" fo:font-style="normal" fo:font-weight="normal"/>
    </style:style>
    <style:style style:name="T2" style:family="text">
      <style:text-properties fo:font-variant="normal" fo:text-transform="none" fo:color="#1a1a1a" style:font-name="Brunel-Deck-Semibold" fo:font-size="45pt" fo:letter-spacing="normal" fo:font-style="normal" fo:font-weight="normal" fo:background-color="transparent" loext:char-shading-value="0" loext:padding="0cm" loext:border="none"/>
    </style:style>
    <style:style style:name="T3" style:family="text">
      <style:text-properties fo:font-variant="normal" fo:text-transform="none" fo:color="#1a1a1a" style:font-name="Brunel-Deck-Semibold" fo:letter-spacing="normal" fo:font-style="normal" fo:font-weight="normal"/>
    </style:style>
    <style:style style:name="T4" style:family="text">
      <style:text-properties fo:font-variant="normal" fo:text-transform="none" fo:color="#1a1a1a" style:font-name="Brunel-Deck-Semibold" fo:letter-spacing="normal" fo:font-style="normal" fo:font-weight="normal" fo:background-color="transparent" loext:char-shading-value="0" loext:padding="0cm" loext:border="none"/>
    </style:style>
    <style:style style:name="T5" style:family="text">
      <style:text-properties fo:font-variant="normal" fo:text-transform="none" fo:color="#1a1a1a" style:font-name="Brunel-Deck-Semibold" fo:font-size="24pt" fo:letter-spacing="normal" fo:font-style="normal" fo:font-weight="normal" style:font-size-asian="24pt" style:font-size-complex="24pt"/>
    </style:style>
    <style:style style:name="T6" style:family="text">
      <style:text-properties fo:font-variant="normal" fo:text-transform="none" fo:color="#1a1a1a" style:font-name="Brunel-Deck-Semibold" fo:font-size="24pt" fo:letter-spacing="normal" fo:font-style="normal" fo:font-weight="normal" fo:background-color="transparent" loext:char-shading-value="0" style:font-size-asian="24pt" style:font-size-complex="24pt" loext:padding="0cm" loext:border="none"/>
    </style:style>
    <style:style style:name="T7" style:family="text">
      <style:text-properties fo:font-variant="normal" fo:text-transform="none" fo:color="#323232" style:font-name="Georgia" fo:font-size="13.5pt" fo:font-style="normal" loext:padding="0cm" loext:border="none"/>
    </style:style>
    <style:style style:name="T8" style:family="text">
      <style:text-properties fo:font-variant="normal" fo:text-transform="none" fo:color="#323232" style:font-name="Georgia" fo:font-size="13.5pt" fo:letter-spacing="normal" fo:font-style="normal" fo:font-weight="normal"/>
    </style:style>
    <style:style style:name="T9" style:family="text">
      <style:text-properties fo:font-variant="normal" fo:text-transform="none" fo:color="#323232" style:font-name="Georgia" fo:font-size="13.5pt" fo:letter-spacing="normal" fo:font-style="normal" fo:font-weight="normal" fo:background-color="transparent" loext:char-shading-value="0" loext:padding="0cm" loext:border="none"/>
    </style:style>
    <style:style style:name="T10" style:family="text">
      <style:text-properties fo:font-variant="normal" fo:text-transform="none" fo:color="#323232" style:font-name="Georgia" fo:letter-spacing="normal" fo:font-style="normal" fo:font-weight="normal"/>
    </style:style>
    <style:style style:name="T11" style:family="text">
      <style:text-properties fo:font-variant="normal" fo:text-transform="none" fo:color="#656565" style:text-line-through-style="none" style:text-line-through-type="none" style:font-name="Georgia" fo:font-size="13.5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656565"/>
    </style:style>
    <style:style style:name="T12" style:family="text">
      <style:text-properties fo:letter-spacing="normal" fo:font-weight="normal"/>
    </style:style>
    <style:style style:name="T13" style:family="text">
      <style:text-properties style:font-name="Georgia" fo:font-style="normal" fo:font-weight="normal"/>
    </style:style>
    <style:style style:name="T14" style:family="text">
      <style:text-properties style:font-name="Georgia" fo:font-size="13.5pt" fo:font-style="normal" fo:font-weight="normal"/>
    </style:style>
    <style:style style:name="Sect1" style:family="section">
      <style:section-properties fo:background-color="transparent" fo:margin-left="0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5">AI Beats Top Human Players at Strategy <text:tab/><text:tab/><text:tab/>Game </text:span><text:span text:style-name="Emphasis"><text:span text:style-name="T6">StarCraft II</text:span></text:span></text:h>
      <text:p text:style-name="P3">DeepMind’s AlphaStar beat all but the very best humans at the fast-paced sci-fi video game</text:p>
      <text:p text:style-name="P4"><text:span text:style-name="T8"/></text:p>
      <text:p text:style-name="P4"><text:span text:style-name="T8">Players of the science-fiction video game </text:span><text:span text:style-name="Emphasis"><text:span text:style-name="T9">StarCraft II</text:span></text:span><text:span text:style-name="T8"> faced an unusual opponent this summer. An artificial intelligence (AI) known as AlphaStar—which was built by Google’s AI firm DeepMind—achieved a grandmaster rating after it was unleashed on the game’s European servers, placing within the top 0.15% of the region’s 90,000 players.</text:span></text:p>
      <text:p text:style-name="P4"><text:span text:style-name="T8">The result, published on 30 October in </text:span><text:span text:style-name="Emphasis"><text:span text:style-name="T9">Nature</text:span></text:span><text:span text:style-name="T8">, shows that an AI can compete at the highest levels of </text:span><text:span text:style-name="Emphasis"><text:span text:style-name="T9">StarCraft II</text:span></text:span><text:span text:style-name="T8">, a massively popular online strategy game in which players compete in real time as one of three factions—the human Terran forces or the aliens Protoss and Zerg—battling against each other in a futuristic warzone.</text:span></text:p>
      <text:p text:style-name="P4"><text:span text:style-name="T8">DeepMind, which previously built world-leading AIs that play chess and Go, targeted </text:span><text:span text:style-name="Emphasis"><text:span text:style-name="T9">StarCraft II</text:span></text:span><text:span text:style-name="T8"> as its next benchmark in the quest for a general AI—a machine capable of learning or understanding any task that humans can—because of the game’s strategic complexity and rapid pace.</text:span></text:p>
      <text:section text:style-name="Sect1" text:name="dfp-right2-article-1">
        <text:p text:style-name="P2"/>
        <text:p text:style-name="P1">“<text:span text:style-name="T13">I did not expect AI to essentially be superhuman in this domain so quickly, maybe not for another couple of years,” says Jon Dodge, an AI researcher at Oregon State University in Corvallis.</text:span></text:p>
        <text:p text:style-name="P4"><text:span text:style-name="T8">In </text:span><text:span text:style-name="Emphasis"><text:span text:style-name="T9">StarCraft II</text:span></text:span><text:span text:style-name="T8">, experienced players multitask by managing resources, executing complex combat manoeuvres and ultimately out-strategizing their opponents. Professionals play the game at a breakneck pace, making more than 300 actions per minute. The machine-learning techniques underlying DeepMind’s AI rely on artificial neural networks, which learn to recognize patterns from large data sets, rather than being given specific instructions.</text:span></text:p>
        <text:p text:style-name="P7"><text:span text:style-name="T8">DeepMind first pitted AlphaStar against high-level players in December 2018, in a series of laboratory-based test games. The AI played—and beat—two professional human players. But critics </text:span><text:soft-page-break/><text:span text:style-name="T8">asserted </text:span><text:a xlink:type="simple" xlink:href="https://arstechnica.com/gaming/2019/01/an-ai-crushed-two-human-pros-at-starcraft-but-it-wasnt-a-fair-fight/" text:style-name="Internet_20_link" text:visited-style-name="Visited_20_Internet_20_Link"><text:span text:style-name="T11">that these demonstration matches weren’t a fair fight</text:span></text:a><text:span text:style-name="T8">, because AlphaStar had superhuman speed and precision.</text:span></text:p>
        <text:p text:style-name="P4"><text:span text:style-name="T8">Before the team let AlphaStar out of the lab and onto the European </text:span><text:span text:style-name="Emphasis"><text:span text:style-name="T9">StarCraft II</text:span></text:span><text:span text:style-name="T8"> servers, they restricted the AI’s reflexes to make it a fairer contest. In July, players received notice that they could opt-in for a chance to potentially be matched against the AI. To keep the trial blind, DeepMind masked AlphaStar’s identity.</text:span></text:p>
        <text:p text:style-name="P5">“<text:span text:style-name="T14">We wanted this to be like a blind experiment,” says David Silver, who co-leads the AlphaStar project. “We really wanted to play under those conditions and really get a sense of, ‘how well does this pool of humans perform against us?’”</text:span></text:p>
        <text:p text:style-name="P2"><text:span text:style-name="T10">AlphaStar’s training paid off: it crushed low-ranking opponents and ultimately amassed 61 wins out of 90 games against high-ranking players.</text:span><text:line-break/></text:p>
        <text:h text:style-name="P9" text:outline-level="3"><text:span text:style-name="T7"><text:s/><text:tab/><text:tab/><text:tab/> CHALLENGING COMPLEXITY</text:span></text:h>
        <text:p text:style-name="P2"/>
      </text:section>
      <text:p text:style-name="P4"><text:span text:style-name="Emphasis"><text:span text:style-name="T9">StarCraft II</text:span></text:span><text:span text:style-name="T8">’s complexity poses immense challenges to AIs. Unlike chess, </text:span><text:span text:style-name="Emphasis"><text:span text:style-name="T9">StarCraft II</text:span></text:span><text:span text:style-name="T8"> has hundreds of ‘pieces’—soldiers in the factions’ armies—that move simultaneously in real time, not in an orderly, turn-based fashion. Whereas a chess piece has a limited number of legal moves, AlphaStar has 1026 actions to choose from at any moment. And </text:span><text:span text:style-name="Emphasis"><text:span text:style-name="T9">StarCraft II</text:span></text:span><text:span text:style-name="T8">, unlike chess, is a game of imperfect information—players often cannot see what their opponent is doing. This makes it unpredictable.</text:span></text:p>
      <text:p text:style-name="P4"><text:span text:style-name="T8">For nearly a decade, researchers have pitted </text:span><text:span text:style-name="Emphasis"><text:span text:style-name="T9">StarCraft</text:span></text:span><text:span text:style-name="T8">- and </text:span><text:span text:style-name="Emphasis"><text:span text:style-name="T9">StarCraft II</text:span></text:span><text:span text:style-name="T8">-playing AIs against one another in an annual competition. However, unlike AlphaStar, most of these ‘bots’ relied on hard-coded rules, rather than neural networks that can self-train. Oriol Vinyals, who now co-leads the AlphaStar project, was on the team from the University of California, Berkeley, that won the first competition in 2010.</text:span></text:p>
      <text:p text:style-name="P5">“<text:span text:style-name="T14">Back then, I kind of started thinking maybe we should just do [machine] learning, but it was just too early,” says Vinyals.</text:span></text:p>
      <text:p text:style-name="P4"><text:span text:style-name="T8">In 2016, Vinyals joined DeepMind, where he began working on AIs that could teach themselves how to play </text:span><text:span text:style-name="Emphasis"><text:span text:style-name="T9">StarCraft II</text:span></text:span><text:span text:style-name="T8">. AlphaStar </text:span><text:soft-page-break/><text:span text:style-name="T8">started its training by learning to imitate from a set of nearly one million human games. To improve AlphaStar’s play further, DeepMind created a league where versions of the AI competed against one another. This method makes sense for a game like </text:span><text:span text:style-name="Emphasis"><text:span text:style-name="T9">StarCraft II</text:span></text:span><text:span text:style-name="T8"> in which no one strategy is best—as well as for many other real-life applications of AI, says Kai Arulkumaran, an AI researcher at Imperial College London.</text:span></text:p>
      <text:p text:style-name="Standard"/>
      <text:h text:style-name="P10" text:outline-level="5"><text:s/><text:tab/><text:tab/> <text:s text:c="4"/>PERCEPTIVE PLAYERS</text:h>
      <text:p text:style-name="P8"><text:span text:style-name="T8">DeepMind also put constraints on AlphaStar to make sure the AI was truly out-thinking and not just out-clicking its human opponents. Because the game rewards an ability to click rapidly, a computer that clicks at superhuman speed might beat humans without being more intelligent or making better decisions. So DeepMind limited the speed of AlphaStar’s reflexes to that of experienced human players.</text:span></text:p>
      <text:p text:style-name="P6">Under those conditions, and after 27 days of training, AlphaStar placed within the top 0.5% of all players on the European server.</text:p>
      <text:p text:style-name="P4"><text:span text:style-name="T8">After 50 games, however, DeepMind hit a snag. Some players had noticed that three user accounts on the Battle.net gaming platform had played the exact same number of </text:span><text:span text:style-name="Emphasis"><text:span text:style-name="T9">StarCraft II</text:span></text:span><text:span text:style-name="T8"> games over a similar time frame—the three accounts that AlphaStar was secretly using. When watching replays of these matches, players noticed that the account owner was performing actions that would be extremely difficult, if not impossible, for a human. In response, DeepMind began using a number of tricks to keep the trial blind and stop players spotting AlphaStar, such as switching accounts regularly.</text:span></text:p>
      <text:p text:style-name="P4"><text:span text:style-name="T8">The final version of AlphaStar relied on a cumulative 44 days of training and frequently ran into professional players. The AI wasn’t able to beat the best player in the world, as AIs have in chess and Go, but DeepMind considers its benchmark met, and says it has completed the </text:span><text:span text:style-name="Emphasis"><text:span text:style-name="T9">StarCraft II</text:span></text:span><text:span text:style-name="T8"> challenge.</text:span></text:p>
      <text:p text:style-name="P6">Other AI scientists aren’t yet convinced that AlphaStar can claim complete victory. Dave Churchill, an AI researcher at Memorial University of Newfoundland in St John’s, Canada, thinks that <text:soft-page-break/>AlphaStar still has a number of weaknesses, such as a vulnerability to strategies it hasn’t seen befo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runel-Deck-Semibold" svg:font-family="Brunel-Deck-Semibold, Georgia, serif"/>
    <style:font-face style:name="Georgia" svg:font-family="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1.27cm" fo:margin-left="1.27cm"/>
        </style:list-level-properties>
      </text:outline-level-style>
      <text:outline-level-style text:level="2" style:num-format="">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08:33:24.695157976</meta:creation-date>
    <dc:date>2019-11-05T08:47:31.874265098</dc:date>
    <meta:editing-duration>PT3M57S</meta:editing-duration>
    <meta:editing-cycles>1</meta:editing-cycles>
    <meta:document-statistic meta:table-count="0" meta:image-count="0" meta:object-count="0" meta:page-count="4" meta:paragraph-count="22" meta:word-count="966" meta:character-count="6053" meta:non-whitespace-character-count="5105"/>
    <meta:generator>LibreOffice/5.2.7.2$Linux_X86_64 LibreOffice_project/20m0$Build-2</meta:generator>
  </office:meta>
</office:document-meta>
</file>